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016in" fo:margin-bottom="0.0016in"/>
    </style:style>
    <style:style style:name="P2" style:family="paragraph" style:parent-style-name="Standard">
      <style:paragraph-properties fo:margin-top="0.0016in" fo:margin-bottom="0.0016in"/>
      <style:text-properties style:font-name="Times" fo:font-size="18pt" fo:font-weight="bold" style:font-size-asian="18pt" style:font-weight-asian="bold" style:font-size-complex="10pt"/>
    </style:style>
    <style:style style:name="P3" style:family="paragraph" style:parent-style-name="Standard">
      <style:paragraph-properties fo:margin-top="0.0016in" fo:margin-bottom="0.0016in"/>
      <style:text-properties style:font-name="Times" fo:font-size="10pt" style:font-size-asian="10pt" style:font-name-complex="Times New Roman" style:font-size-complex="10pt"/>
    </style:style>
    <style:style style:name="P4" style:family="paragraph" style:parent-style-name="Standard">
      <style:paragraph-properties fo:margin-top="0.0016in" fo:margin-bottom="0.0016in"/>
      <style:text-properties style:font-name="Times" fo:font-size="10pt" style:font-size-asian="10pt" style:font-size-complex="10pt"/>
    </style:style>
    <style:style style:name="P5" style:family="paragraph" style:parent-style-name="Standard">
      <style:paragraph-properties fo:margin-top="0.0016in" fo:margin-bottom="0.0016in"/>
      <style:text-properties style:font-name="Times" fo:font-size="13.5pt" fo:font-weight="bold" style:font-size-asian="13.5pt" style:font-weight-asian="bold" style:font-size-complex="10pt"/>
    </style:style>
    <style:style style:name="P6" style:family="paragraph" style:parent-style-name="Standard">
      <style:paragraph-properties fo:margin-top="0.0016in" fo:margin-bottom="0.0016in" fo:text-align="center" style:justify-single-word="false"/>
    </style:style>
    <style:style style:name="P7" style:family="paragraph" style:parent-style-name="Standard">
      <style:paragraph-properties fo:margin-top="0.0016in" fo:margin-bottom="0.0016in"/>
      <style:text-properties fo:color="#ff0000" style:font-name="Times" fo:font-size="10pt" style:font-size-asian="10pt" style:font-name-complex="Times New Roman" style:font-size-complex="10pt"/>
    </style:style>
    <style:style style:name="P8" style:family="paragraph" style:parent-style-name="Standard">
      <style:paragraph-properties fo:margin-top="0.0016in" fo:margin-bottom="0.0016in"/>
      <style:text-properties fo:color="#ff0000" style:font-name="Times" fo:font-size="10pt" style:font-size-asian="10pt" style:font-size-complex="10pt"/>
    </style:style>
    <style:style style:name="P9" style:family="paragraph" style:parent-style-name="Standard" style:list-style-name="WWNum4">
      <style:paragraph-properties fo:margin-top="0.0016in" fo:margin-bottom="0.0016in"/>
    </style:style>
    <style:style style:name="P10" style:family="paragraph" style:parent-style-name="Standard" style:list-style-name="WWNum3">
      <style:paragraph-properties fo:margin-top="0.0016in" fo:margin-bottom="0.0016in"/>
    </style:style>
    <style:style style:name="P11" style:family="paragraph" style:parent-style-name="Standard" style:master-page-name="Standard">
      <style:paragraph-properties fo:margin-top="0.0016in" fo:margin-bottom="0.0016in" style:page-number="auto"/>
    </style:style>
    <style:style style:name="P12" style:family="paragraph" style:parent-style-name="List_20_Paragraph" style:list-style-name="WWNum2">
      <style:paragraph-properties fo:margin-top="0.0016in" fo:margin-bottom="0.0016in"/>
    </style:style>
    <style:style style:name="P13" style:family="paragraph" style:parent-style-name="List_20_Paragraph" style:list-style-name="WWNum1">
      <style:paragraph-properties fo:margin-top="0.0016in" fo:margin-bottom="0.0016in"/>
    </style:style>
    <style:style style:name="T1" style:family="text">
      <style:text-properties style:font-name="Times" fo:font-size="18pt" fo:font-weight="bold" style:font-size-asian="18pt" style:font-weight-asian="bold" style:font-size-complex="10pt"/>
    </style:style>
    <style:style style:name="T2" style:family="text">
      <style:text-properties style:font-name="Times" fo:font-size="13.5pt" fo:font-weight="bold" style:font-size-asian="13.5pt" style:font-weight-asian="bold" style:font-size-complex="10pt"/>
    </style:style>
    <style:style style:name="T3" style:family="text">
      <style:text-properties style:font-name="Times" fo:font-weight="bold" style:font-weight-asian="bold" style:font-size-complex="10pt"/>
    </style:style>
    <style:style style:name="T4" style:family="text">
      <style:text-properties style:font-name="Times" fo:font-size="10pt" style:font-size-asian="10pt" style:font-size-complex="10pt"/>
    </style:style>
    <style:style style:name="T5" style:family="text">
      <style:text-properties style:font-name="Times" fo:font-size="10pt" style:font-size-asian="10pt" style:font-name-complex="Times New Roman" style:font-size-complex="10pt"/>
    </style:style>
    <style:style style:name="T6" style:family="text">
      <style:text-properties style:font-name="Times" fo:font-size="10pt" fo:font-weight="bold" style:font-size-asian="10pt" style:font-weight-asian="bold" style:font-name-complex="Times New Roman" style:font-size-complex="10pt"/>
    </style:style>
    <style:style style:name="T7" style:family="text">
      <style:text-properties style:font-name="Times" fo:font-size="10pt" fo:font-weight="bold" style:font-size-asian="10pt" style:font-weight-asian="bold" style:font-size-complex="10pt"/>
    </style:style>
    <style:style style:name="T8" style:family="text">
      <style:text-properties fo:color="#ff0000" style:font-name="Times" fo:font-size="10pt" style:font-size-asian="10pt" style:font-size-complex="10pt"/>
    </style:style>
    <style:style style:name="T9" style:family="text">
      <style:text-properties fo:color="#ff0000" style:font-name="Times" fo:font-size="10pt" style:font-size-asian="10pt" style:font-name-complex="Times New Roman" style:font-size-complex="10pt"/>
    </style:style>
    <style:style style:name="T10" style:family="text">
      <style:text-properties fo:color="#ff0000" style:font-name="Times" fo:font-size="10pt" fo:font-weight="bold" style:font-size-asian="10pt" style:font-weight-asian="bold" style:font-size-complex="10pt"/>
    </style:style>
    <style:style style:name="T11" style:family="text">
      <style:text-properties fo:color="#ff0000" style:text-position="super 58%" style:font-name="Times" fo:font-size="10pt" style:font-size-asian="10pt" style:font-name-complex="Times New Roman"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Bylaws of The Association for Computing Machinery California State University, Long Beach Student Chapter</text:span></text:p>
      <text:p text:style-name="P2"/>
      <text:p text:style-name="P1"><text:span text:style-name="T2">BYLAW I. MEMBERSHIP</text:span></text:p>
      <text:p text:style-name="P1"><text:span text:style-name="T3">Section 1. Voting Members</text:span></text:p>
      <text:p text:style-name="P1"><text:span text:style-name="T5">All individuals meeting the following requirements shall have the full rights and responsibilities of voting membership:</text:span></text:p>
      <text:p text:style-name="P1"><text:span text:style-name="T5">Requirement A: Currently enrolled CSULB students.</text:span></text:p>
      <text:p text:style-name="P1"><text:span text:style-name="T5">Requirement B: </text:span><text:span text:style-name="T9">Be an elected officer, an appointed officer, a team member on record on the project charter of an ACM project which has to be active during the current administrative year, or a team member on an ACM event charter during the current administrative year. </text:span></text:p>
      <text:p text:style-name="P6"><text:span text:style-name="T6">or</text:span></text:p>
      <text:p text:style-name="P1"><text:span text:style-name="T5">Have current ACM national membership (all officers must be national members).</text:span></text:p>
      <text:p text:style-name="P3"/>
      <text:p text:style-name="P1"><text:span text:style-name="T3">Section 2. Non Voting Members</text:span></text:p>
      <text:p text:style-name="P1"><text:span text:style-name="T5">Anyone interested in the goals and activities of the chapter may attend any meeting as a nonvoting member.</text:span></text:p>
      <text:p text:style-name="P3"/>
      <text:p text:style-name="P1"><text:span text:style-name="T3">Section 3. Expulsion of Members</text:span></text:p>
      <text:p text:style-name="P1"><text:span text:style-name="T5">Any member may be suspended or expelled from the organization for conduct contrary to the constitution of the organization or for conduct that grossly impairs the rights of the members to enjoy the benefits of the organization.  Such activities include but are not limited to disregarding parliamentary rule, tampering with the security system or being disrespectful to other members. The offense must be submitted in writing by a member.  After the offense has been submitted to the voting membership the offending member shall have the right to a hearing before the organization at a regular meeting and may be suspended or expelled only upon the affirmative vote of three-fourths of the voting members present.  The offending member has the right to appeal an adverse decision at a regular meeting, and such offending members shall be reinstated only if the suspension or expulsion is overturned by a three-fourths vote of voting members present.</text:span></text:p>
      <text:p text:style-name="P3"/>
      <text:p text:style-name="P1"><text:span text:style-name="T3">Section 4. ASI Regulations</text:span></text:p>
      <text:p text:style-name="P1"><text:span text:style-name="T5">The chapter shall abide by all regulations from ASI.</text:span></text:p>
      <text:p text:style-name="P5"/>
      <text:p text:style-name="P1"><text:span text:style-name="T2">BYLAW II. DUES</text:span></text:p>
      <text:p text:style-name="P1"><text:span text:style-name="T5">There are no dues to be a CSULB ACM chapter member.</text:span></text:p>
      <text:p text:style-name="P3"/>
      <text:p text:style-name="P1"><text:span text:style-name="T2">BYLAW III. OFFICERS</text:span></text:p>
      <text:p text:style-name="P1"><text:span text:style-name="T3">Section 1. Powers And Duties of Elected Officers</text:span></text:p>
      <text:p text:style-name="P1"><text:span text:style-name="T5">In order to assure the smooth transition between officers, all officers shall have the duty of training their replacements and/or providing adequate written records of their activities to allow new officers to quickly prepare themselves to undertake their duties. The voting membership may delegate or rearrange all chapter responsibilities, as it deems appropriate. In the absence of specific delegation, the following description of duties shall apply.</text:span></text:p>
      <text:p text:style-name="P3"/>
      <text:p text:style-name="P1"><text:span text:style-name="T7">A. President</text:span></text:p>
      <text:p text:style-name="P1"><text:span text:style-name="T5">The president shall be the principal chapter officer and is responsible for leading the chapter and managing its activities in accordance with the policies and procedures of the ACM, the ASI, the university, and the chapter Constitution and bylaws. The president shall preside as chief parliamentarian at administrative meetings of the chapter and assure that all officers and members act in compliance with this Constitution of the ACM in all chapter activities. The president shall be responsible to delegate the responsibilities of empty officer positions. The president’s focus is to ensure the success of ACM projects </text:span><text:span text:style-name="T9">and to make sure </text:span><text:soft-page-break/><text:span text:style-name="T9">every member that wants to be involved has something to do</text:span><text:span text:style-name="T5">. The president is also ultimately responsible for security issues in the ACM office.</text:span></text:p>
      <text:p text:style-name="P3"/>
      <text:p text:style-name="P1"><text:span text:style-name="T7">B. Vice President</text:span></text:p>
      <text:p text:style-name="P1"><text:span text:style-name="T5">The vice president shall preside at meetings in the absence of the president, assist the president in the management of the chapter, and perform other duties that may be assigned by the president. The vice president’s focus is to </text:span><text:span text:style-name="T9">ensure that all officers are performing their duties</text:span><text:span text:style-name="T5">. With the exception of the publicity, fundraising and membership chair positions, the vice president shall be first to be considered for receiving delegated duties of empty officer positions.</text:span></text:p>
      <text:p text:style-name="P3"/>
      <text:p text:style-name="P1"><text:span text:style-name="T7">C. Secretary</text:span></text:p>
      <text:p text:style-name="P1"><text:span text:style-name="T5">The secretary shall keep the minutes of all administrative meetings. Other duties of the secretary shall include:</text:span></text:p>
      <text:list xml:id="list31509223" text:style-name="WWNum2">
        <text:list-item>
          <text:p text:style-name="P12"><text:span text:style-name="T5">Preparing and submitting the chapter’s official annual activity report and other reports to ACM National, as well as all reports required of the chapter by the university or the ASI.</text:span></text:p>
        </text:list-item>
        <text:list-item>
          <text:p text:style-name="P12"><text:span text:style-name="T5">Notifying all members of all meetings and chapter business adequately to facilitate their full participation, including group e-mail messages and posted notices throughout the College of Engineering area of CSULB.</text:span></text:p>
        </text:list-item>
        <text:list-item>
          <text:p text:style-name="P12"><text:span text:style-name="T5">Taking on the responsibilities of the publicity chair, if no publicity chair is elected.</text:span></text:p>
        </text:list-item>
        <text:list-item>
          <text:p text:style-name="P12"><text:span text:style-name="T5">Taking on the responsibilities of the membership chair, if no membership chair is elected.</text:span></text:p>
        </text:list-item>
        <text:list-item>
          <text:p text:style-name="P12"><text:span text:style-name="T5">Keeping a copy of the records of all active projects and list of all active committees.</text:span></text:p>
        </text:list-item>
        <text:list-item>
          <text:p text:style-name="P12"><text:span text:style-name="T5">Taking minutes during the administrative meetings.</text:span></text:p>
        </text:list-item>
        <text:list-item>
          <text:p text:style-name="P12"><text:span text:style-name="T5">Acting as liaison officer to both members and other club officers.</text:span></text:p>
        </text:list-item>
      </text:list>
      <text:p text:style-name="P3"/>
      <text:p text:style-name="P1"><text:span text:style-name="T7">D. Treasurer</text:span></text:p>
      <text:p text:style-name="P1"><text:span text:style-name="T5">The treasurer shall monitor all accounts, pay all bills, and maintain the chapter’s financial records, in both “digital” and “hard copy” format ; including securing copies of all records in case of theft or damage.’ The treasurer’s duties shall also include:</text:span></text:p>
      <text:list xml:id="list31521881" text:style-name="WWNum1">
        <text:list-item>
          <text:p text:style-name="P13"><text:span text:style-name="T5">Maintaining the financial records of the ACM chapter.</text:span></text:p>
        </text:list-item>
        <text:list-item>
          <text:p text:style-name="P13"><text:span text:style-name="T5">Making disbursements from chapter accounts following the authorization of the voting membership, whose approval shall be recorded in the minutes of its meetings.</text:span></text:p>
        </text:list-item>
        <text:list-item>
          <text:p text:style-name="P13"><text:span text:style-name="T5">Submitting the annual financial report to ACM National.</text:span></text:p>
        </text:list-item>
        <text:list-item>
          <text:p text:style-name="P13"><text:span text:style-name="T5">If no fundraising chair has been appointed, manage fundraising for the chapter.</text:span></text:p>
        </text:list-item>
      </text:list>
      <text:p text:style-name="P3"/>
      <text:p text:style-name="P1"><text:span text:style-name="T7">E. Webmaster</text:span></text:p>
      <text:p text:style-name="P1"><text:span text:style-name="T5">The webmaster is in charge of maintaining the content of the ACM website. He/she also must maintain the content of ACM social media such as the ACM Facebook </text:span><text:span text:style-name="T9">and Youtube pages</text:span><text:span text:style-name="T5">.</text:span></text:p>
      <text:p text:style-name="P3"/>
      <text:p text:style-name="P1"><text:span text:style-name="T7">F. AESB Representative</text:span></text:p>
      <text:p text:style-name="P1"><text:span text:style-name="T5">The AESB representative must keep minimum attendance at the AESB meetings. The AESB representative shall keep the general body informed of the proceedings of AESB, and its subsidiaries.  The AESB representative is chief diplomat to other student organizations. The AESB representative must keep good relationships with other organizations within AESB and ASI. Keeping good relationships includes (but is not limited to), signing up for other organizations mailing lists, helping promote other organization’s fundraisers, and helping out with their events. If the AESB representative cannot make an AESB meeting, he/she must find a temporary replacement for that meeting.</text:span></text:p>
      <text:p text:style-name="P3"/>
      <text:p text:style-name="P1"><text:span text:style-name="T7">G. Project Manager</text:span></text:p>
      <text:p text:style-name="P1"><text:span text:style-name="T5">In order to become a project manager, the member must propose a project charter to the voting membership. If the project charter is approved, the member who proposed the charter becomes a project manager. The project manager is the commanding officer for the project. The role of the project manager is to hold regular project committee meetings for the project he/she is assigned. The project manager must </text:span><text:soft-page-break/><text:span text:style-name="T5">submit the project reports to the voting membership. The project manager must also keep track of attendance at the committee meetings and submit it to the membership chair. Project manager’s ultimate goal is to get the project done by the time dictated in the project charter. The ultimate responsibility of the projects falls on the project manager.</text:span></text:p>
      <text:p text:style-name="P3"/>
      <text:p text:style-name="P1"><text:span text:style-name="T7">H. Fundraising Chair</text:span></text:p>
      <text:p text:style-name="P1"><text:span text:style-name="T5">The fundraising chair shall be responsible for organizing fundraising committee meetings and fundraising events for the Chapter. He/she must submit the fundraising reports to the voting membership. The fundraising chair must also keep track of attendance at the committee meetings and submit it to the membership chair. </text:span><text:span text:style-name="T9">If no Vendor is appointed, the fundraising chair will handle the duties of the Vendor.</text:span></text:p>
      <text:p text:style-name="P3"/>
      <text:p text:style-name="P1"><text:span text:style-name="T7">I. Event Coordinator</text:span></text:p>
      <text:p text:style-name="P1"><text:span text:style-name="T5">The role of the event coordinator is to hold regular event committee meetings to organize regular events for ACM. Each committee shall make an event charter and propose the event to the voting membership. If the voting membership motions to approve the event, it is then the event coordinator’s duty to organize the event.  The event coordinator submits the event committee reports to the voting membership. The event coordinator must also keep track of attendance at the committee meetings and submit it to the membership chair.</text:span></text:p>
      <text:p text:style-name="P3"/>
      <text:p text:style-name="P1"><text:span text:style-name="T7">J. Membership Chair</text:span></text:p>
      <text:p text:style-name="P1"><text:span text:style-name="T5">The membership chair must keep a record of the current membership. This includes keeping track of membership status (nonvoting, voting, officer, and alumni), and contact information.</text:span></text:p>
      <text:p text:style-name="P3"/>
      <text:p text:style-name="P1"><text:span text:style-name="T7">K. </text:span><text:span text:style-name="T10">Contact Liaison</text:span></text:p>
      <text:p text:style-name="P1"><text:span text:style-name="T5">The role of the </text:span><text:span text:style-name="T9">contact liaison</text:span><text:span text:style-name="T5"> is to reach out to companies in the CECS industry and bring in guest speakers. Ways of acquiring contacts include (but are not limited to) getting information through other organizations and meeting with companies at job fairs. He/she is responsible for requesting a parking permit for the speaker and responsible for providing certificate to the guest speaker. He/she must also keep abreast of the proceedings of ACM national, and maintain relations with ACM national.</text:span></text:p>
      <text:p text:style-name="P3"/>
      <text:p text:style-name="P1"><text:span text:style-name="T7">L. </text:span><text:span text:style-name="T10">Vendor</text:span></text:p>
      <text:p text:style-name="P1"><text:span text:style-name="T5">The </text:span><text:span text:style-name="T9">Vendor</text:span><text:span text:style-name="T5"> shall maintain items sold by ACM. The </text:span><text:span text:style-name="T9">Vendor</text:span><text:span text:style-name="T5"> may only sell items approved by the voting membership and the university. Once items are approved by the voting membership, the vendor must also get the items approved by the university.</text:span></text:p>
      <text:p text:style-name="P3"/>
      <text:p text:style-name="P1"><text:span text:style-name="T7">M. Publicity &amp; Recruitment Chair</text:span></text:p>
      <text:p text:style-name="P1"><text:span text:style-name="T5">The publicity chair’s job is to promote ACM meetings, events, and the organization itself. Duties include (but are not limited to): posting fliers for meetings and events at least 48 hours in advance, keeping the ACM bulletin boards updated, and organizing recruitment events [Week of Welcome, Engineering Organization Fair, SOAR, etc].  The publicity chair must submit the list of recruits to the membership chair.</text:span></text:p>
      <text:p text:style-name="P3"/>
      <text:p text:style-name="P1"><text:span text:style-name="T7">N. Office Technician</text:span></text:p>
      <text:p text:style-name="P1"><text:span text:style-name="T5">The office technician shall make sure that hardware and software used in the ACM office is maintained.</text:span></text:p>
      <text:p text:style-name="P3"/>
      <text:p text:style-name="P1"><text:span text:style-name="T7">O. Librarian</text:span></text:p>
      <text:p text:style-name="P1"><text:span text:style-name="T5">The librarian must maintain the books in the ACM library.</text:span></text:p>
      <text:p text:style-name="P3"/>
      <text:p text:style-name="P1"><text:span text:style-name="T7">P. Historian</text:span></text:p>
      <text:p text:style-name="P1"><text:span text:style-name="T5">The historian shall </text:span><text:span text:style-name="T9">manage</text:span><text:span text:style-name="T5"> photos, video, and other media of ACM meetings and events.</text:span></text:p>
      <text:p text:style-name="P3"/>
      <text:p text:style-name="P3"/>
      <text:p text:style-name="P1"><text:span text:style-name="T3">Section 2. Filling Vacancies</text:span></text:p>
      <text:p text:style-name="P1"><text:span text:style-name="T5">Vacant elected chapter officer positions shall only be filled by a majority vote from the voting membership in attendance in a valid election as defined in the chapter constitution and bylaws if the position is an elected position. If the position is appointed, then the president can appoint a replacement temporarily until </text:span><text:soft-page-break/><text:span text:style-name="T5">the replacement can be approved by the voting membership by majority vote at the next administrative meeting.</text:span></text:p>
      <text:p text:style-name="P1"><text:span text:style-name="T3">Section 3. Recall of Officers</text:span></text:p>
      <text:p text:style-name="P1"><text:span text:style-name="T5">The voting membership may, with a two thirds vote of its voting members, present a recommendation to the members to remove a chapter officer for incapacitation, inactivity, or other valid reason at any regularly scheduled </text:span><text:span text:style-name="T9">administrative</text:span><text:span text:style-name="T5"> meeting. The members may remove the officer only upon a vote of two thirds of the voting members in attendance at any regularly scheduled general meeting following by at least 7 days the meeting where the recommendation for removal was presented.</text:span></text:p>
      <text:p text:style-name="P3"/>
      <text:p text:style-name="P1"><text:span text:style-name="T3">Section 4. Eligibility of Officers</text:span></text:p>
      <text:p text:style-name="P1"><text:span text:style-name="T5">To be eligible for office in the organization, a candidate for office must be carrying a minimum of six (6) undergraduate units or three (3) graduate units of regular university credit per semester at CSULB. All student representatives must be matriculated at the university, maintaining a minimum overall, on-campus cumulative 2.0 grade point average (GPA) at all times, and a 2.0 GPA in every semester while in office, and in the semester prior to running for office, and not be on probation of any kind. All officers must be ACM national members and must have the appropriate ASI certification(s).</text:span></text:p>
      <text:p text:style-name="P3"/>
      <text:p text:style-name="P1"><text:span text:style-name="T3">Section 5. Terms of Office</text:span></text:p>
      <text:p text:style-name="P1"><text:span text:style-name="T5">The term of office for any office shall be one year starting at the beginning of the summer session and ending at the end of the next spring session. Officers may stand for reelection any number of terms. However, since a primary purpose of the chapter is to promote leadership opportunities for all members, any officer who has served for more than two years shall have, as his or her primary responsibility, to recruit and train replacement officer candidates.</text:span></text:p>
      <text:p text:style-name="P3"/>
      <text:p text:style-name="P1"><text:span text:style-name="T2">BYLAW IV. COMMITTEES</text:span></text:p>
      <text:p text:style-name="P1"><text:span text:style-name="T3">Section 1. Standing Committees and Duties</text:span></text:p>
      <text:p text:style-name="P1"><text:span text:style-name="T5">A. Each project committee shall first come up with a project charter to outline their proposed project. Then </text:span><text:span text:style-name="T9">one of the project members proposes</text:span><text:span text:style-name="T5"> his/her project charter to voting membership for approval. If the project charter is approved, the project committee shall hold regular meetings to finish the project. The project committee must also present regular project status updates at the administrative meetings. </text:span><text:span text:style-name="T9">A charter that is incomplete can be approved as a draft to set up in interim project committee.</text:span></text:p>
      <text:p text:style-name="P3"/>
      <text:p text:style-name="P1"><text:span text:style-name="T9">B. The event committee meets to create event charters for ACM events. The event charters must be proposed to voting membership for approval. If the event charter is approved, the event committee shall then focus their effort hosting the event. A charter that is incomplete can be approved as a draft to set up in interim event committee.</text:span></text:p>
      <text:p text:style-name="P7"/>
      <text:p text:style-name="P1"><text:span text:style-name="T9">C. The fundraising committee meets to create event charters for ACM events. The event charters must be proposed to voting membership for approval. If the event charter is approved, the event committee shall then focus their effort hosting the event. A charter that is incomplete can be approved as a draft to set up in interim event committee.</text:span></text:p>
      <text:p text:style-name="P3"/>
      <text:p text:style-name="P1"><text:span text:style-name="T3">Section 2. Special Committees</text:span></text:p>
      <text:p text:style-name="P1"><text:span text:style-name="T5">Each chapter officer shall be responsible for forming a committee of volunteers to assist them in their duties. No requirements shall be placed on the officer’s selection of members of the committee.</text:span></text:p>
      <text:p text:style-name="P3"/>
      <text:p text:style-name="P1"><text:span text:style-name="T2">BYLAW V. OFFICIAL CHAPTER BUSINESS</text:span></text:p>
      <text:p text:style-name="P1"><text:span text:style-name="T3">Section 1. Projects</text:span></text:p>
      <text:p text:style-name="P1"><text:span text:style-name="T5">Only projects with a project charter approved by a plurality of the voting membership are considered an official ACM projects. The project charter must include:</text:span></text:p>
      <text:list xml:id="list31514244" text:style-name="WWNum4">
        <text:list-item>
          <text:p text:style-name="P9"><text:span text:style-name="T4">Project Name</text:span></text:p>
        </text:list-item>
        <text:list-item>
          <text:p text:style-name="P9"><text:span text:style-name="T4">Project Manager</text:span></text:p>
        </text:list-item>
        <text:list-item>
          <text:p text:style-name="P9"><text:span text:style-name="T4">Project Definition</text:span></text:p>
        </text:list-item>
        <text:list-item>
          <text:p text:style-name="P9"><text:soft-page-break/><text:span text:style-name="T4">Project Scope</text:span></text:p>
        </text:list-item>
        <text:list-item>
          <text:p text:style-name="P9"><text:span text:style-name="T4">Project Goals</text:span></text:p>
        </text:list-item>
        <text:list-item>
          <text:p text:style-name="P9"><text:span text:style-name="T4">Project Dependencies</text:span></text:p>
        </text:list-item>
        <text:list-item>
          <text:p text:style-name="P9"><text:span text:style-name="T4">Project Team</text:span></text:p>
        </text:list-item>
        <text:list-item>
          <text:p text:style-name="P9"><text:span text:style-name="T4">Project Stakeholders</text:span></text:p>
        </text:list-item>
        <text:list-item>
          <text:p text:style-name="P9"><text:span text:style-name="T4">Project Phases</text:span></text:p>
        </text:list-item>
        <text:list-item>
          <text:p text:style-name="P9"><text:span text:style-name="T4">Project Timeline</text:span></text:p>
        </text:list-item>
        <text:list-item>
          <text:p text:style-name="P9"><text:span text:style-name="T4">Project Challenges </text:span></text:p>
        </text:list-item>
      </text:list>
      <text:p text:style-name="P4"/>
      <text:p text:style-name="P1"><text:span text:style-name="T8">If the project charter is incomplete, it can be passed as a draft.</text:span></text:p>
      <text:p text:style-name="P8"/>
      <text:p text:style-name="P1"><text:span text:style-name="T8">Draft projects may set up committee times and request publicity. They may not request funds for their projects, may not use computer space, may not use server space, and the members cannot get voting membership through a project draft. Project drafts can be revoked by executive decision by the president. </text:span></text:p>
      <text:p text:style-name="P8"/>
      <text:p text:style-name="P1"><text:span text:style-name="T8">Projects with approved charters may request funds for their project, may use computer space, may use server space, and the members get voting membership through a project charter draft. Projects with approved charters get priority over projects with drafts.</text:span></text:p>
      <text:p text:style-name="P8"/>
      <text:p text:style-name="P1"><text:span text:style-name="T8">Project charters and project drafts may be amended or revoked by motion of the voting membership.</text:span></text:p>
      <text:p text:style-name="P4"/>
      <text:p text:style-name="P4"/>
      <text:p text:style-name="P1"><text:span text:style-name="T3">Section 2. Events</text:span></text:p>
      <text:p text:style-name="P1"><text:span text:style-name="T5">Only events with an event charter approved by a plurality of the voting membership are considered an official ACM event. The event charter must include:</text:span></text:p>
      <text:list xml:id="list31533868" text:style-name="WWNum3">
        <text:list-item>
          <text:p text:style-name="P10"><text:span text:style-name="T4">Event Name</text:span></text:p>
        </text:list-item>
        <text:list-item>
          <text:p text:style-name="P10"><text:span text:style-name="T4">Event Date</text:span></text:p>
        </text:list-item>
        <text:list-item>
          <text:p text:style-name="P10"><text:span text:style-name="T4">Event Time</text:span></text:p>
        </text:list-item>
        <text:list-item>
          <text:p text:style-name="P10"><text:span text:style-name="T4">Event Description</text:span></text:p>
        </text:list-item>
        <text:list-item>
          <text:p text:style-name="P10"><text:span text:style-name="T4">Event Purpose</text:span></text:p>
        </text:list-item>
        <text:list-item>
          <text:p text:style-name="P10"><text:span text:style-name="T4">Event Goals</text:span></text:p>
        </text:list-item>
        <text:list-item>
          <text:p text:style-name="P10"><text:span text:style-name="T4">Event Requirements</text:span></text:p>
        </text:list-item>
        <text:list-item>
          <text:p text:style-name="P10"><text:span text:style-name="T4">Event Preparation Time line</text:span></text:p>
        </text:list-item>
        <text:list-item>
          <text:p text:style-name="P10"><text:span text:style-name="T4">Event Challenges</text:span></text:p>
        </text:list-item>
        <text:list-item>
          <text:p text:style-name="P10"><text:span text:style-name="T4">Event Finances</text:span></text:p>
        </text:list-item>
        <text:list-item>
          <text:p text:style-name="P10"><text:span text:style-name="T4">List of People Involved</text:span></text:p>
        </text:list-item>
        <text:list-item>
          <text:p text:style-name="P10"><text:span text:style-name="T4">List of Contacts </text:span></text:p>
        </text:list-item>
      </text:list>
      <text:p text:style-name="P4"/>
      <text:p text:style-name="P1"><text:span text:style-name="T8">If the event charter is incomplete, it can be passed as a draft.</text:span></text:p>
      <text:p text:style-name="P8"/>
      <text:p text:style-name="P1"><text:span text:style-name="T8">Draft events may set up committee times and request publicity. They may not request funds for their projects, may not use computer space, may not use server space, and the members cannot get voting membership through an event draft. Event drafts can be revoked by executive decision by the president.</text:span></text:p>
      <text:p text:style-name="P8"/>
      <text:p text:style-name="P1"><text:span text:style-name="T8">Events with approved charters may request funds for their event, may use computer space, may use server space, and the members get voting membership through a project charter draft. Events with approved charters get priority over events with draft charters.</text:span></text:p>
      <text:p text:style-name="P8"/>
      <text:p text:style-name="P1"><text:span text:style-name="T8">Event charters and event drafts may be amended or revoked by motion of the voting membership.</text:span></text:p>
      <text:p text:style-name="P4"/>
      <text:p text:style-name="P4"/>
      <text:p text:style-name="P1"><text:span text:style-name="T3">Section 3. Financial</text:span></text:p>
      <text:p text:style-name="P1"><text:soft-page-break/><text:span text:style-name="T5">Money from any ACM account (including any cash box), may only be used on official ACM projects, events, or official business approved by a plurality of the voting membership. Any unofficial use of ACM financial resources is considered to be theft.</text:span></text:p>
      <text:p text:style-name="P3"/>
      <text:p text:style-name="P3"/>
      <text:p text:style-name="P1"><text:span text:style-name="T3">Section 4. Accounts</text:span></text:p>
      <text:p text:style-name="P1"><text:span text:style-name="T5">The faculty adviser must have administrative information to any ACM account.</text:span></text:p>
      <text:p text:style-name="P3"/>
      <text:p text:style-name="P3"/>
      <text:p text:style-name="P1"><text:span text:style-name="T3">Section 5. Priority Use of ACM Resources</text:span></text:p>
      <text:p text:style-name="P1"><text:span text:style-name="T5">Work takes priority over recreation for use of ACM resources, which includes (but is not limited to) the ACM office, ACM financial resources, and time used in ACM meetings.</text:span></text:p>
      <text:p text:style-name="P3"/>
      <text:p text:style-name="P3"/>
      <text:p text:style-name="P1"><text:span text:style-name="T2">BYLAW VI. ELECTIONS</text:span></text:p>
      <text:p text:style-name="P1"><text:span text:style-name="T3">Section 1. Time of Elections</text:span></text:p>
      <text:p text:style-name="P1"><text:span text:style-name="T9">During the 5th to last week of the spring semester, nominations will be held at an ACM administrative meeting. During the 4</text:span><text:span text:style-name="T11">th</text:span><text:span text:style-name="T9"> to last week, elections will take place at an ACM administrative meeting. The </text:span></text:p>
      <text:p text:style-name="P1"><text:span text:style-name="T9">The president, vice president, secretary, and treasurer shall be elected by a plurality of votes cast at the annual election meeting. The 3</text:span><text:span text:style-name="T11">rd</text:span><text:span text:style-name="T9"> to last week will consist of transition time where the current officers will train the cabinet elect. The 2</text:span><text:span text:style-name="T11">nd</text:span><text:span text:style-name="T9"> to last week the cabinet elect will run the last administrative meeting for the administrative year. The officers for current administrative year still have the official powers and duties during this transition time and up until the end of the spring semester.</text:span></text:p>
      <text:p text:style-name="P3"/>
      <text:p text:style-name="P3"/>
      <text:p text:style-name="P1"><text:span text:style-name="T3">Section 2. Method of Election</text:span></text:p>
      <text:p text:style-name="P1"><text:span text:style-name="T9">Nominations for president, vice president, secretary, and treasurer shall be taken starting at the administrative meeting directly prior to the election meeting and continuing up to the actual vote. <text:s/>Elections to fill any vacant office shall be held during any administrative meeting as needed.</text:span></text:p>
      <text:p text:style-name="P7"/>
      <text:p text:style-name="P1"><text:span text:style-name="T9">All chapter balloting shall be by secret ballot. Candidates must not be present during the voting.</text:span></text:p>
      <text:p text:style-name="P7"/>
      <text:p text:style-name="P1"><text:span text:style-name="T9">Officers shall be elected by a majority of votes cast. Voting members and non-voting members that are on record as having attended a combination of 3 more administrative and committee meetings may vote with the exception of the president. The president may only vote in the case of a tie.</text:span></text:p>
      <text:p text:style-name="P7"/>
      <text:p text:style-name="P1"><text:span text:style-name="T9">The top 2 candidates may hold the position jointly if they mutually consent with the exception of president.</text:span><text:bookmark text:name="_GoBack"/></text:p>
      <text:p text:style-name="P1"><text:span text:style-name="T5"><text:line-break/></text:span></text:p>
      <text:p text:style-name="P1"><text:span text:style-name="T2">BYLAW VII. METHOD TO AMEND THE BYLAWS</text:span></text:p>
      <text:p text:style-name="P1"><text:span text:style-name="T3">Section 1.</text:span></text:p>
      <text:p text:style-name="P1"><text:span text:style-name="T5">All proposed changes to the chapter bylaws shall be approved by the executive board (president, vice president, secretary, treasurer) before being presented to the voting membership for a vote.</text:span></text:p>
      <text:p text:style-name="P3"/>
      <text:p text:style-name="P1"><text:span text:style-name="T3">Section 2.</text:span></text:p>
      <text:p text:style-name="P1"><text:span text:style-name="T5">A vote of the majority of the two thirds of the voting members of the chapter shall be required to amend the chapter bylaws.</text:span></text:p>
      <text:p text:style-name="P3"/>
      <text:p text:style-name="P1"><text:span text:style-name="T3">Section 3.</text:span></text:p>
      <text:p text:style-name="P1"><text:span text:style-name="T5">Once an amendment to the bylaws is approved by the voting membership, it must be submitted to the University for approval. Only once an amendment is approved by the University will it be considered official.</text:span></text:p>
      <text:p text:style-name="P3"/>
      <text:p text:style-name="P1"><text:soft-page-break/><text:span text:style-name="T2">BYLAW VIII. QUORUM</text:span></text:p>
      <text:p text:style-name="P1"><text:span text:style-name="T3">Section 1.</text:span></text:p>
      <text:p text:style-name="P1"><text:span text:style-name="T9">A quorum shall be defined as 50% of the current officers.</text:span></text:p>
      <text:p text:style-name="P7"/>
      <text:p text:style-name="P1"><text:span text:style-name="T3">Section 2.</text:span></text:p>
      <text:p text:style-name="P1"><text:span text:style-name="T5">Any action taken without a quorum shall be brought before the members at the next general meeting where a quorum is present, and shall be automatically rescinded unless approved by a majority of the members in attendance.</text:span></text:p>
      <text:p text:style-name="P3"/>
      <text:p text:style-name="P1"><text:span text:style-name="T3">Section 3.</text:span></text:p>
      <text:p text:style-name="P1"><text:span text:style-name="T5">Administrative meetings must be announced at least 48 hours in advance.</text:span></text:p>
      <text:p text:style-name="P5"/>
      <text:p text:style-name="P1"><text:span text:style-name="T2">BYLAW IX PARLIAMENTARY AUTHORITY</text:span></text:p>
      <text:p text:style-name="P1"><text:span text:style-name="T5">The current edition of Robert’s Rules of Order shall serve as the official parliamentary authority for the conduct of all chapter meetings.</text:span></text:p>
      <text:p text:style-name="P3"/>
      <text:p text:style-name="P1"><text:span text:style-name="T3">Section 1. Limits of Chief Parliamentarian Power</text:span></text:p>
      <text:p text:style-name="P1"><text:span text:style-name="T5">The chief parliamentarian presiding over administrative meetings may not make motions or vote. The exception to not voting is when there is a tie, then the chief parliamentarian makes the tie breaking vote.</text:span></text:p>
      <text:p text:style-name="P3"/>
      <text:p text:style-name="P1"><text:span text:style-name="T3">Section 2. Defining Official Business</text:span></text:p>
      <text:p text:style-name="P1"><text:span text:style-name="T5">Only business recorded in approved minutes is considered official.</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text-properties style:font-name="Times" fo:font-size="18pt" fo:font-weight="bold" style:font-size-asian="18pt" style:font-weight-asian="bold" style:font-size-complex="10pt"/>
    </style:style>
    <style:style style:name="Heading_20_3" style:display-name="Heading 3" style:family="paragraph" style:parent-style-name="Standard" style:next-style-name="Text_20_body" style:default-outline-level="3" style:class="text">
      <style:text-properties style:font-name="Times" fo:font-size="13.5pt" fo:font-weight="bold" style:font-size-asian="13.5pt" style:font-weight-asian="bold" style:font-size-complex="10pt"/>
    </style:style>
    <style:style style:name="Heading_20_4" style:display-name="Heading 4" style:family="paragraph" style:parent-style-name="Standard" style:next-style-name="Text_20_body" style:default-outline-level="4" style:class="text">
      <style:text-properties style:font-name="Times" fo:font-weight="bold" style:font-weight-asian="bold" style:font-size-complex="10pt"/>
    </style:style>
    <style:style style:name="Heading_20_5" style:display-name="Heading 5" style:family="paragraph" style:parent-style-name="Standard" style:next-style-name="Text_20_body" style:default-outline-level="5" style:class="text">
      <style:text-properties style:font-name="Times" fo:font-size="10pt" fo:font-weight="bold" style:font-size-asian="10pt" style:font-weight-asian="bold" style:font-size-complex="10pt"/>
    </style:style>
    <style:style style:name="Normal_20__28_Web_29_" style:display-name="Normal (Web)"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Heading_20_5_20_Char" style:display-name="Heading 5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26</meta:editing-cycles>
    <meta:creation-date>2010-10-27T00:30:00</meta:creation-date>
    <dc:date>2010-11-03T12:58:34.68</dc:date>
    <meta:editing-duration>PT00H02M27S</meta:editing-duration>
    <meta:generator>OpenOffice.org/3.2$Win32 OpenOffice.org_project/320m18$Build-9502</meta:generator>
    <meta:document-statistic meta:table-count="0" meta:image-count="0" meta:object-count="0" meta:page-count="7" meta:paragraph-count="149" meta:word-count="3082" meta:character-count="19046"/>
    <meta:template xlink:type="simple" xlink:actuate="onRequest" xlink:title="Normal" xlink:href=""/>
  </office:meta>
</office:document-meta>
</file>